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2">
      <style:text-properties officeooo:paragraph-rsid="0021599b"/>
    </style:style>
    <style:style style:name="P2" style:family="paragraph" style:parent-style-name="Heading_20_1">
      <style:paragraph-properties fo:text-align="start" style:justify-single-word="false"/>
      <style:text-properties officeooo:rsid="0021599b" officeooo:paragraph-rsid="0021599b"/>
    </style:style>
    <style:style style:name="P3" style:family="paragraph" style:parent-style-name="Text_20_body">
      <style:paragraph-properties fo:text-align="start" style:justify-single-word="false"/>
      <style:text-properties officeooo:paragraph-rsid="0021599b"/>
    </style:style>
    <style:style style:name="T1" style:family="text">
      <style:text-properties officeooo:rsid="0021599b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he War Inside</text:h>
      <text:h text:style-name="Heading_20_2" text:outline-level="2"><text:span text:style-name="T3">f# g# a b</text:span> E <text:span text:style-name="T3">e d c# b</text:span> Bm, <text:s/>A <text:s text:c="2"/>F#m</text:h>
      <text:p text:style-name="P3">I can't leave when I want to</text:p>
      <text:p text:style-name="P3">I can't see when the sun's gonna shine</text:p>
      <text:p text:style-name="P3">I'm alright without you</text:p>
      <text:p text:style-name="P3">I can leave this world behind</text:p>
      <text:h text:style-name="Heading_20_2" text:outline-level="2">D <text:s text:c="17"/>Bm</text:h>
      <text:p text:style-name="P3">I'm out here on my own, I'm out here all alone</text:p>
      <text:h text:style-name="P1" text:outline-level="2">F#m <text:s text:c="2"/>E <text:s text:c="2"/>C#m <text:s text:c="2"/>D</text:h>
      <text:p text:style-name="P3">So high, I can hear the angels cry</text:p>
      <text:p text:style-name="P3">Hell bound, Helpless heart about to drown</text:p>
      <text:p text:style-name="P3">I need, To change the things that I believe</text:p>
      <text:p text:style-name="P3">Bye, bye, I can't win the war inside</text:p>
      <text:h text:style-name="Heading_20_2" text:outline-level="2"><text:span text:style-name="T3">f# g# a b</text:span> E <text:span text:style-name="T3">e d c# b</text:span> C#m <text:span text:style-name="T3">d c# b a</text:span> Bm <text:span text:style-name="T3">a g# f# e</text:span>, <text:s/>F#m</text:h>
      <text:p text:style-name="P3">So high, I can hear the angels cry ...</text:p>
      <text:h text:style-name="Heading_20_2" text:outline-level="2">hold D <text:s text:c="2"/>F#m <text:s/>F#m/D <text:s/>C#m <text:s text:c="2"/>D <text:s text:c="2"/>E</text:h>
      <text:p text:style-name="P3">I'm out here on my own, I'm out here all alone</text:p>
      <text:p text:style-name="P3"/>
      <text:p text:style-name="P3">So high, I can hear the angels cry</text:p>
      <text:p text:style-name="P3">Hell bound, Helpless heart about to drown</text:p>
      <text:p text:style-name="P3">I need, To change the things that I believe</text:p>
      <text:p text:style-name="P3">Bye, bye, I can't win, I can't win</text:p>
      <text:p text:style-name="P3">Bye, bye, I can't win, I can't win</text:p>
      <text:p text:style-name="P3">Bye, bye, I can't win the war insi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09:31:52.568788748</meta:creation-date>
    <dc:title>SongSheet</dc:title>
    <meta:editing-cycles>3</meta:editing-cycles>
    <meta:generator>LibreOffice/7.6.4.1$MacOSX_AARCH64 LibreOffice_project/e19e193f88cd6c0525a17fb7a176ed8e6a3e2aa1</meta:generator>
    <meta:editing-duration>PT7M58S</meta:editing-duration>
    <dc:date>2025-04-19T09:39:50.700286268</dc:date>
    <meta:document-statistic meta:table-count="0" meta:image-count="0" meta:object-count="0" meta:page-count="1" meta:paragraph-count="23" meta:word-count="184" meta:character-count="793" meta:non-whitespace-character-count="597"/>
    <meta:template xlink:type="simple" xlink:actuate="onRequest" xlink:title="SongSheet" xlink:href="../../../../Library/Application%20Support/LibreOffice/4/user/template/SongSheet.ott" meta:date="2025-04-19T09:31:52.475555598"/>
  </office:meta>
</office:document-meta>
</file>